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9">
      <style:paragraph-properties fo:margin-top="0cm" fo:margin-bottom="0cm" loext:contextual-spacing="false"/>
    </style:style>
    <style:style style:name="P33" style:family="paragraph" style:parent-style-name="Text_20_body" style:list-style-name="L11">
      <style:paragraph-properties fo:margin-top="0cm" fo:margin-bottom="0cm" loext:contextual-spacing="false"/>
    </style:style>
    <style:style style:name="P34" style:family="paragraph" style:parent-style-name="Text_20_body" style:list-style-name="L14">
      <style:paragraph-properties fo:margin-top="0cm" fo:margin-bottom="0cm" loext:contextual-spacing="false"/>
    </style:style>
    <style:style style:name="P35" style:family="paragraph" style:parent-style-name="Text_20_body" style:list-style-name="L15">
      <style:paragraph-properties fo:margin-top="0cm" fo:margin-bottom="0cm" loext:contextual-spacing="false"/>
    </style:style>
    <style:style style:name="P36" style:family="paragraph" style:parent-style-name="Text_20_body" style:list-style-name="L17">
      <style:paragraph-properties fo:margin-top="0cm" fo:margin-bottom="0cm" loext:contextual-spacing="false"/>
    </style:style>
    <style:style style:name="P37" style:family="paragraph" style:parent-style-name="Text_20_body" style:list-style-name="L22">
      <style:paragraph-properties fo:margin-top="0cm" fo:margin-bottom="0cm" loext:contextual-spacing="false"/>
    </style:style>
    <style:style style:name="P38" style:family="paragraph" style:parent-style-name="Text_20_body" style:list-style-name="L23">
      <style:paragraph-properties fo:margin-top="0cm" fo:margin-bottom="0cm" loext:contextual-spacing="false"/>
    </style:style>
    <style:style style:name="P39" style:family="paragraph" style:parent-style-name="Text_20_body" style:list-style-name="L26">
      <style:paragraph-properties fo:margin-top="0cm" fo:margin-bottom="0cm" loext:contextual-spacing="false"/>
    </style:style>
    <style:style style:name="P40" style:family="paragraph" style:parent-style-name="Text_20_body" style:list-style-name="L27">
      <style:paragraph-properties fo:margin-top="0cm" fo:margin-bottom="0cm" loext:contextual-spacing="false"/>
    </style:style>
    <style:style style:name="P41" style:family="paragraph" style:parent-style-name="Text_20_body" style:list-style-name="L28">
      <style:paragraph-properties fo:margin-top="0cm" fo:margin-bottom="0cm" loext:contextual-spacing="false"/>
    </style:style>
    <style:style style:name="P42" style:family="paragraph" style:parent-style-name="Text_20_body" style:list-style-name="L29">
      <style:paragraph-properties fo:margin-top="0cm" fo:margin-bottom="0cm" loext:contextual-spacing="false"/>
    </style:style>
    <style:style style:name="P43" style:family="paragraph" style:parent-style-name="Text_20_body" style:list-style-name="L30">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FTP (File Transfer Protocol)</text:h>
      <text:p text:style-name="Text_20_body"><text:span text:style-name="Strong_20_Emphasis">1. What is FTP and how does it work?</text:span></text:p>
      <text:list xml:id="list414105742" text:style-name="L1">
        <text:list-item>
          <text:p text:style-name="P1"><text:span text:style-name="Strong_20_Emphasis">Answer:</text:span> FTP stands for File Transfer Protocol. It is a standard network protocol used for the transfer of computer files between a client and server on a computer network. FTP uses separate control and data connections between the client and the server. Users typically authenticate themselves with a sign-in protocol, but can connect anonymously if the server is configured to allow it.</text:p>
        </text:list-item>
      </text:list>
      <text:p text:style-name="Text_20_body"><text:span text:style-name="Strong_20_Emphasis">2. What are the default ports used by FTP?</text:span></text:p>
      <text:list xml:id="list2112467006" text:style-name="L2">
        <text:list-item>
          <text:p text:style-name="P2"><text:span text:style-name="Strong_20_Emphasis">Answer:</text:span> FTP uses port 21 for the control connection and port 20 for the data connection.</text:p>
        </text:list-item>
      </text:list>
      <text:p text:style-name="Text_20_body"><text:span text:style-name="Strong_20_Emphasis">3. What are the modes of FTP and their differences?</text:span></text:p>
      <text:list xml:id="list1952852063" text:style-name="L3">
        <text:list-item>
          <text:p text:style-name="P31"><text:span text:style-name="Strong_20_Emphasis">Answer:</text:span> FTP operates in two modes: Active Mode and Passive Mode.</text:p>
          <text:list>
            <text:list-item>
              <text:p text:style-name="P31">In Active Mode, the client opens a random port and waits for the server to connect to it from port 20 for data transfer.</text:p>
            </text:list-item>
            <text:list-item>
              <text:p text:style-name="P3">In Passive Mode, the server opens a random port and waits for the client to connect to it. This mode is more firewall-friendly as it does not require the server to initiate connections to the client.</text:p>
            </text:list-item>
          </text:list>
        </text:list-item>
      </text:list>
      <text:p text:style-name="Text_20_body"><text:span text:style-name="Strong_20_Emphasis">4. What are the security risks associated with FTP?</text:span></text:p>
      <text:list xml:id="list3910411849" text:style-name="L4">
        <text:list-item>
          <text:p text:style-name="P4"><text:span text:style-name="Strong_20_Emphasis">Answer:</text:span> FTP is inherently insecure because it transmits data, including usernames and passwords, in plaintext. This makes it susceptible to interception and eavesdropping attacks.</text:p>
        </text:list-item>
      </text:list>
      <text:h text:style-name="Heading_20_4" text:outline-level="4">SFTP (Secure File Transfer Protocol)</text:h>
      <text:p text:style-name="Text_20_body"><text:span text:style-name="Strong_20_Emphasis">1. What is SFTP and how does it work?</text:span></text:p>
      <text:list xml:id="list3337588610" text:style-name="L5">
        <text:list-item>
          <text:p text:style-name="P5"><text:span text:style-name="Strong_20_Emphasis">Answer:</text:span> SFTP stands for Secure File Transfer Protocol. It is a secure version of FTP that operates over the SSH (Secure Shell) protocol. SFTP encrypts both the command and data channels, making it much more secure than FTP. It uses a single port (default is 22) for all communications.</text:p>
        </text:list-item>
      </text:list>
      <text:p text:style-name="Text_20_body"><text:span text:style-name="Strong_20_Emphasis">2. How does SFTP ensure secure file transfer?</text:span></text:p>
      <text:list xml:id="list2611198702" text:style-name="L6">
        <text:list-item>
          <text:p text:style-name="P6"><text:span text:style-name="Strong_20_Emphasis">Answer:</text:span> SFTP ensures secure file transfer by encrypting the data and command channels using SSH. This encryption protects against eavesdropping, man-in-the-middle attacks, and other security threats.</text:p>
        </text:list-item>
      </text:list>
      <text:p text:style-name="Text_20_body"><text:span text:style-name="Strong_20_Emphasis">3. What is the default port used by SFTP?</text:span></text:p>
      <text:list xml:id="list838918422" text:style-name="L7">
        <text:list-item>
          <text:p text:style-name="P7"><text:span text:style-name="Strong_20_Emphasis">Answer:</text:span> The default port for SFTP is 22, the same as SSH.</text:p>
        </text:list-item>
      </text:list>
      <text:p text:style-name="Text_20_body"><text:span text:style-name="Strong_20_Emphasis">4. Can SFTP be used without a password? How?</text:span></text:p>
      <text:list xml:id="list1071891706" text:style-name="L8">
        <text:list-item>
          <text:p text:style-name="P8"><text:span text:style-name="Strong_20_Emphasis">Answer:</text:span> Yes, SFTP can be used without a password by configuring SSH key-based authentication. This involves generating a pair of public and private keys, placing the public key on the server, and keeping the private key on the client machine.</text:p>
        </text:list-item>
      </text:list>
      <text:p text:style-name="Text_20_body"/>
      <text:p text:style-name="Text_20_body"/>
      <text:p text:style-name="Text_20_body"><text:soft-page-break/><text:span text:style-name="Strong_20_Emphasis">5. What are the advantages of using SFTP over FTP?</text:span></text:p>
      <text:list xml:id="list3079866870" text:style-name="L9">
        <text:list-item>
          <text:p text:style-name="P32"><text:span text:style-name="Strong_20_Emphasis">Answer:</text:span> The main advantages of SFTP over FTP include:</text:p>
          <text:list>
            <text:list-item>
              <text:p text:style-name="P32">Encryption of data and commands, enhancing security.</text:p>
            </text:list-item>
            <text:list-item>
              <text:p text:style-name="P32">Use of a single port for communication, simplifying firewall configurations.</text:p>
            </text:list-item>
            <text:list-item>
              <text:p text:style-name="P9">Built-in support for SSH key-based authentication.</text:p>
            </text:list-item>
          </text:list>
        </text:list-item>
      </text:list>
      <text:h text:style-name="Heading_20_4" text:outline-level="4">FTPS (FTP Secure)</text:h>
      <text:p text:style-name="Text_20_body"><text:span text:style-name="Strong_20_Emphasis">1. What is FTPS and how does it differ from FTP and SFTP?</text:span></text:p>
      <text:list xml:id="list3030079518" text:style-name="L10">
        <text:list-item>
          <text:p text:style-name="P10"><text:span text:style-name="Strong_20_Emphasis">Answer:</text:span> FTPS (FTP Secure) is an extension of FTP that adds support for the Transport Layer Security (TLS) and the Secure Sockets Layer (SSL) cryptographic protocols. Unlike SFTP, which operates over SSH, FTPS works by adding a security layer to the standard FTP protocol.</text:p>
        </text:list-item>
      </text:list>
      <text:p text:style-name="Text_20_body"><text:span text:style-name="Strong_20_Emphasis">2. What are the two modes of FTPS and their differences?</text:span></text:p>
      <text:list xml:id="list2044052457" text:style-name="L11">
        <text:list-item>
          <text:p text:style-name="P33"><text:span text:style-name="Strong_20_Emphasis">Answer:</text:span> FTPS operates in two modes: Explicit and Implicit.</text:p>
          <text:list>
            <text:list-item>
              <text:p text:style-name="P33"><text:span text:style-name="Strong_20_Emphasis">Explicit FTPS:</text:span> The client explicitly requests security from an FTP server and upgrades the connection to a secure one using TLS/SSL. It uses port 21 for the initial connection.</text:p>
            </text:list-item>
            <text:list-item>
              <text:p text:style-name="P11"><text:span text:style-name="Strong_20_Emphasis">Implicit FTPS:</text:span> The client connects to a different port (typically 990) that automatically initiates a secure TLS/SSL connection.</text:p>
            </text:list-item>
          </text:list>
        </text:list-item>
      </text:list>
      <text:p text:style-name="Text_20_body"><text:span text:style-name="Strong_20_Emphasis">3. What are the default ports used by FTPS?</text:span></text:p>
      <text:list xml:id="list3208872867" text:style-name="L12">
        <text:list-item>
          <text:p text:style-name="P12"><text:span text:style-name="Strong_20_Emphasis">Answer:</text:span> FTPS can use ports 21 (for control) and 20 (for data) in Explicit mode. In Implicit mode, it uses port 990 for control and port 989 for data.</text:p>
        </text:list-item>
      </text:list>
      <text:p text:style-name="Text_20_body"><text:span text:style-name="Strong_20_Emphasis">4. How does FTPS ensure secure file transfer?</text:span></text:p>
      <text:list xml:id="list3443010221" text:style-name="L13">
        <text:list-item>
          <text:p text:style-name="P13"><text:span text:style-name="Strong_20_Emphasis">Answer:</text:span> FTPS ensures secure file transfer by encrypting the command and data channels using TLS/SSL protocols, protecting against interception and eavesdropping.</text:p>
        </text:list-item>
      </text:list>
      <text:p text:style-name="Text_20_body"><text:span text:style-name="Strong_20_Emphasis">5. What are the advantages of FTPS over FTP?</text:span></text:p>
      <text:list xml:id="list3580942715" text:style-name="L14">
        <text:list-item>
          <text:p text:style-name="P34"><text:span text:style-name="Strong_20_Emphasis">Answer:</text:span> The advantages of FTPS over FTP include:</text:p>
          <text:list>
            <text:list-item>
              <text:p text:style-name="P34">Encryption of data and command channels using TLS/SSL.</text:p>
            </text:list-item>
            <text:list-item>
              <text:p text:style-name="P34">Support for both client and server certificates, providing mutual authentication.</text:p>
            </text:list-item>
            <text:list-item>
              <text:p text:style-name="P14">Compatibility with existing FTP infrastructure while adding a layer of security.</text:p>
            </text:list-item>
          </text:list>
        </text:list-item>
      </text:list>
      <text:p text:style-name="Text_20_body"><text:span text:style-name="Strong_20_Emphasis">6. What are some challenges associated with FTPS?</text:span></text:p>
      <text:list xml:id="list2049629240" text:style-name="L15">
        <text:list-item>
          <text:p text:style-name="P35"><text:span text:style-name="Strong_20_Emphasis">Answer:</text:span> Some challenges associated with FTPS include:</text:p>
          <text:list>
            <text:list-item>
              <text:p text:style-name="P35">Complex firewall configurations due to the use of multiple ports.</text:p>
            </text:list-item>
            <text:list-item>
              <text:p text:style-name="P35">Potential compatibility issues with FTP clients and servers that do not support TLS/SSL.</text:p>
            </text:list-item>
            <text:list-item>
              <text:p text:style-name="P15">Management of certificates, which can add administrative overhead.</text:p>
            </text:list-item>
          </text:list>
        </text:list-item>
      </text:list>
      <text:h text:style-name="Heading_20_3" text:outline-level="3"><text:soft-page-break/>Conclusion</text:h>
      <text:p text:style-name="Text_20_body">Understanding the differences and use cases for FTP, SFTP, and FTPS is crucial for ensuring secure file transfers in various scenarios. Each protocol has its own strengths and weaknesses, and the choice between them depends on the specific security requirements and network environment.</text:p>
      <text:p text:style-name="Text_20_body"/>
      <text:h text:style-name="Heading_20_3" text:outline-level="3">Apache Tomcat Interview Questions and Answers</text:h>
      <text:h text:style-name="Heading_20_4" text:outline-level="4">Basic Questions</text:h>
      <text:p text:style-name="Text_20_body"><text:span text:style-name="Strong_20_Emphasis">1. What is Apache Tomcat?</text:span></text:p>
      <text:list xml:id="list399513310" text:style-name="L16">
        <text:list-item>
          <text:p text:style-name="P16"><text:span text:style-name="Strong_20_Emphasis">Answer:</text:span> Apache Tomcat is an open-source web server and servlet container developed by the Apache Software Foundation. It implements several Java EE specifications including Java Servlet, JavaServer Pages (JSP), and WebSocket, providing a "pure Java" HTTP web server environment for Java code to run.</text:p>
        </text:list-item>
      </text:list>
      <text:p text:style-name="Text_20_body"><text:span text:style-name="Strong_20_Emphasis">2. What are the main features of Apache Tomcat?</text:span></text:p>
      <text:list xml:id="list70981890" text:style-name="L17">
        <text:list-item>
          <text:p text:style-name="P36"><text:span text:style-name="Strong_20_Emphasis">Answer:</text:span> Main features of Apache Tomcat include:</text:p>
          <text:list>
            <text:list-item>
              <text:p text:style-name="P36">Support for Java Servlets, JSP, and WebSocket.</text:p>
            </text:list-item>
            <text:list-item>
              <text:p text:style-name="P36">Lightweight and flexible architecture.</text:p>
            </text:list-item>
            <text:list-item>
              <text:p text:style-name="P36">Robust management and configuration tools.</text:p>
            </text:list-item>
            <text:list-item>
              <text:p text:style-name="P36">Built-in security features.</text:p>
            </text:list-item>
            <text:list-item>
              <text:p text:style-name="P17">Extensible through custom modules and libraries.</text:p>
            </text:list-item>
          </text:list>
        </text:list-item>
      </text:list>
      <text:p text:style-name="Text_20_body"><text:span text:style-name="Strong_20_Emphasis">3. What is a servlet container?</text:span></text:p>
      <text:list xml:id="list1781949057" text:style-name="L18">
        <text:list-item>
          <text:p text:style-name="P18"><text:span text:style-name="Strong_20_Emphasis">Answer:</text:span> A servlet container, also known as a servlet engine, is a part of a web server or application server that provides the network services over which requests and responses are sent, decodes MIME-based requests, and formats MIME-based responses. It also contains and manages servlets throughout their lifecycle.</text:p>
        </text:list-item>
      </text:list>
      <text:p text:style-name="Text_20_body"><text:span text:style-name="Strong_20_Emphasis">4. What is the difference between a web server and an application server?</text:span></text:p>
      <text:list xml:id="list2383833689" text:style-name="L19">
        <text:list-item>
          <text:p text:style-name="P19"><text:span text:style-name="Strong_20_Emphasis">Answer:</text:span> A web server handles HTTP requests and serves static content such as HTML pages, images, and CSS files. An application server, on the other hand, provides business logic to application programs through various protocols including HTTP. It serves dynamic content and supports enterprise-level features such as transaction management, security, and scalability.</text:p>
        </text:list-item>
      </text:list>
      <text:p text:style-name="Text_20_body"><text:span text:style-name="Strong_20_Emphasis">5. What is the default port of Tomcat, and how can you change it?</text:span></text:p>
      <text:list xml:id="list1909838551" text:style-name="L20">
        <text:list-item>
          <text:p text:style-name="P20"><text:span text:style-name="Strong_20_Emphasis">Answer:</text:span> The default port of Tomcat is 8080. You can change it by editing the <text:span text:style-name="Source_20_Text">server.xml</text:span> file located in the <text:span text:style-name="Source_20_Text">conf</text:span> directory of your Tomcat installation. Look for the <text:span text:style-name="Source_20_Text">&lt;Connector&gt;</text:span> element and change the <text:span text:style-name="Source_20_Text">port</text:span> attribute.</text:p>
        </text:list-item>
      </text:list>
      <text:p text:style-name="Text_20_body"><text:span text:style-name="Strong_20_Emphasis">6. What is the purpose of the </text:span><text:span text:style-name="Strong_20_Emphasis"><text:span text:style-name="Source_20_Text">web.xml</text:span></text:span><text:span text:style-name="Strong_20_Emphasis"> file in Tomcat?</text:span></text:p>
      <text:list xml:id="list1055681854" text:style-name="L21">
        <text:list-item>
          <text:p text:style-name="P21"><text:span text:style-name="Strong_20_Emphasis">Answer:</text:span> The <text:span text:style-name="Source_20_Text">web.xml</text:span> file is the deployment descriptor for a web application in Tomcat. It defines the configuration settings for the application, such as servlet definitions, servlet mappings, session timeout settings, welcome files, and security configurations.</text:p>
        </text:list-item>
      </text:list>
      <text:h text:style-name="Heading_20_4" text:outline-level="4"><text:soft-page-break/>Intermediate Questions</text:h>
      <text:p text:style-name="Text_20_body"><text:span text:style-name="Strong_20_Emphasis">7. How do you deploy a web application in Tomcat?</text:span></text:p>
      <text:list xml:id="list287124089" text:style-name="L22">
        <text:list-item>
          <text:p text:style-name="P37"><text:span text:style-name="Strong_20_Emphasis">Answer:</text:span> There are several ways to deploy a web application in Tomcat:</text:p>
          <text:list>
            <text:list-item>
              <text:p text:style-name="P37"><text:span text:style-name="Strong_20_Emphasis">Copy the WAR file</text:span>: Place the WAR file in the <text:span text:style-name="Source_20_Text">webapps</text:span> directory.</text:p>
            </text:list-item>
            <text:list-item>
              <text:p text:style-name="P37"><text:span text:style-name="Strong_20_Emphasis">Deploy using the Manager App</text:span>: Use the Tomcat Manager web application to upload and deploy the WAR file.</text:p>
            </text:list-item>
            <text:list-item>
              <text:p text:style-name="P22"><text:span text:style-name="Strong_20_Emphasis">Using Ant or Maven</text:span>: Use build tools like Ant or Maven with appropriate plugins to deploy the application.</text:p>
            </text:list-item>
          </text:list>
        </text:list-item>
      </text:list>
      <text:p text:style-name="Text_20_body"><text:span text:style-name="Strong_20_Emphasis">8. What are the main components of a Tomcat server?</text:span></text:p>
      <text:list xml:id="list348669933" text:style-name="L23">
        <text:list-item>
          <text:p text:style-name="P38"><text:span text:style-name="Strong_20_Emphasis">Answer:</text:span> The main components of a Tomcat server include:</text:p>
          <text:list>
            <text:list-item>
              <text:p text:style-name="P38"><text:span text:style-name="Strong_20_Emphasis">Catalina</text:span>: The servlet container.</text:p>
            </text:list-item>
            <text:list-item>
              <text:p text:style-name="P38"><text:span text:style-name="Strong_20_Emphasis">Coyote</text:span>: The HTTP connector that handles communication with clients.</text:p>
            </text:list-item>
            <text:list-item>
              <text:p text:style-name="P38"><text:span text:style-name="Strong_20_Emphasis">Jasper</text:span>: The JSP engine.</text:p>
            </text:list-item>
            <text:list-item>
              <text:p text:style-name="P38"><text:span text:style-name="Strong_20_Emphasis">Cluster</text:span>: Manages clustering for load balancing and failover.</text:p>
            </text:list-item>
            <text:list-item>
              <text:p text:style-name="P23"><text:span text:style-name="Strong_20_Emphasis">Tomcat JULI</text:span>: A customized implementation of Java’s standard logging API.</text:p>
            </text:list-item>
          </text:list>
        </text:list-item>
      </text:list>
      <text:p text:style-name="Text_20_body"><text:span text:style-name="Strong_20_Emphasis">9. How does Tomcat handle session management?</text:span></text:p>
      <text:list xml:id="list3633724602" text:style-name="L24">
        <text:list-item>
          <text:p text:style-name="P24"><text:span text:style-name="Strong_20_Emphasis">Answer:</text:span> Tomcat handles session management by creating a unique session ID for each user session, storing session data in memory or persistent storage, and managing session timeout and invalidation. Session tracking can be done using cookies, URL rewriting, or SSL sessions.</text:p>
        </text:list-item>
      </text:list>
      <text:p text:style-name="Text_20_body"><text:span text:style-name="Strong_20_Emphasis">10. What is the Tomcat Manager application?</text:span></text:p>
      <text:list xml:id="list58409787" text:style-name="L25">
        <text:list-item>
          <text:p text:style-name="P25"><text:span text:style-name="Strong_20_Emphasis">Answer:</text:span> The Tomcat Manager application is a web-based tool for managing a Tomcat server. It allows you to deploy, undeploy, start, stop, and reload web applications, as well as monitor the server status and view logs.</text:p>
        </text:list-item>
      </text:list>
      <text:h text:style-name="Heading_20_4" text:outline-level="4">Advanced Questions</text:h>
      <text:p text:style-name="Text_20_body"><text:span text:style-name="Strong_20_Emphasis">11. How do you configure SSL/TLS on Tomcat?</text:span></text:p>
      <text:list xml:id="list2893405168" text:style-name="L26">
        <text:list-item>
          <text:p text:style-name="P39"><text:span text:style-name="Strong_20_Emphasis">Answer:</text:span> To configure SSL/TLS on Tomcat, follow these steps:</text:p>
          <text:list>
            <text:list-item>
              <text:p text:style-name="P39">Generate a keystore file using the <text:span text:style-name="Source_20_Text">keytool</text:span> utility.</text:p>
            </text:list-item>
            <text:list-item>
              <text:p text:style-name="P39">Configure the <text:span text:style-name="Source_20_Text">&lt;Connector&gt;</text:span> element in the <text:span text:style-name="Source_20_Text">server.xml</text:span> file to use the keystore.</text:p>
            </text:list-item>
            <text:list-item>
              <text:p text:style-name="P39">Specify the keystoreFile and keystorePass attributes.</text:p>
            </text:list-item>
            <text:list-item>
              <text:p text:style-name="P26">Optionally, configure additional SSL/TLS settings such as ciphers and protocols.</text:p>
            </text:list-item>
          </text:list>
        </text:list-item>
      </text:list>
      <text:p text:style-name="Text_20_body"><text:span text:style-name="Strong_20_Emphasis">12. What are the common performance tuning tips for Tomcat?</text:span></text:p>
      <text:list xml:id="list3942559812" text:style-name="L27">
        <text:list-item>
          <text:p text:style-name="P40"><text:span text:style-name="Strong_20_Emphasis">Answer:</text:span> Common performance tuning tips for Tomcat include:</text:p>
          <text:list>
            <text:list-item>
              <text:p text:style-name="P40">Increasing the JVM heap size.</text:p>
            </text:list-item>
            <text:list-item>
              <text:p text:style-name="P40">Optimizing the garbage collection process.</text:p>
            </text:list-item>
            <text:list-item>
              <text:p text:style-name="P40">Configuring connection and thread pool settings.</text:p>
            </text:list-item>
            <text:list-item>
              <text:p text:style-name="P40">Enabling HTTP compression.</text:p>
            </text:list-item>
            <text:list-item>
              <text:p text:style-name="P40">Fine-tuning the database connection pool.</text:p>
            </text:list-item>
            <text:list-item>
              <text:p text:style-name="P27">Using a reverse proxy server like Apache HTTPD or Nginx.</text:p>
            </text:list-item>
          </text:list>
        </text:list-item>
      </text:list>
      <text:p text:style-name="Text_20_body"><text:soft-page-break/><text:span text:style-name="Strong_20_Emphasis">13. How do you configure a Tomcat cluster for load balancing and failover?</text:span></text:p>
      <text:list xml:id="list3516154288" text:style-name="L28">
        <text:list-item>
          <text:p text:style-name="P41"><text:span text:style-name="Strong_20_Emphasis">Answer:</text:span> To configure a Tomcat cluster, follow these steps:</text:p>
          <text:list>
            <text:list-item>
              <text:p text:style-name="P41">Enable clustering in the <text:span text:style-name="Source_20_Text">server.xml</text:span> file by adding the <text:span text:style-name="Source_20_Text">&lt;Cluster&gt;</text:span> element.</text:p>
            </text:list-item>
            <text:list-item>
              <text:p text:style-name="P41">Configure the membership, multicast, and replication settings.</text:p>
            </text:list-item>
            <text:list-item>
              <text:p text:style-name="P41">Use a load balancer like Apache HTTPD with mod_jk or mod_proxy to distribute requests among the cluster nodes.</text:p>
            </text:list-item>
            <text:list-item>
              <text:p text:style-name="P28">Ensure session replication is enabled to maintain session consistency across the cluster.</text:p>
            </text:list-item>
          </text:list>
        </text:list-item>
      </text:list>
      <text:p text:style-name="Text_20_body"><text:span text:style-name="Strong_20_Emphasis">14. How do you secure a Tomcat server?</text:span></text:p>
      <text:list xml:id="list1797059736" text:style-name="L29">
        <text:list-item>
          <text:p text:style-name="P42"><text:span text:style-name="Strong_20_Emphasis">Answer:</text:span> Securing a Tomcat server involves:</text:p>
          <text:list>
            <text:list-item>
              <text:p text:style-name="P42">Updating Tomcat and all dependencies to the latest versions.</text:p>
            </text:list-item>
            <text:list-item>
              <text:p text:style-name="P42">Configuring strong SSL/TLS settings.</text:p>
            </text:list-item>
            <text:list-item>
              <text:p text:style-name="P42">Disabling unnecessary services and default applications.</text:p>
            </text:list-item>
            <text:list-item>
              <text:p text:style-name="P42">Implementing access control for the Manager and Host Manager applications.</text:p>
            </text:list-item>
            <text:list-item>
              <text:p text:style-name="P42">Restricting file permissions.</text:p>
            </text:list-item>
            <text:list-item>
              <text:p text:style-name="P29">Regularly reviewing and applying security patches.</text:p>
            </text:list-item>
          </text:list>
        </text:list-item>
      </text:list>
      <text:p text:style-name="Text_20_body"><text:span text:style-name="Strong_20_Emphasis">15. How do you monitor Tomcat performance?</text:span></text:p>
      <text:list xml:id="list489850218" text:style-name="L30">
        <text:list-item>
          <text:p text:style-name="P43"><text:span text:style-name="Strong_20_Emphasis">Answer:</text:span> Monitoring Tomcat performance can be done using:</text:p>
          <text:list>
            <text:list-item>
              <text:p text:style-name="P43">Built-in tools like the Tomcat Manager application.</text:p>
            </text:list-item>
            <text:list-item>
              <text:p text:style-name="P43">JMX (Java Management Extensions) to expose performance metrics.</text:p>
            </text:list-item>
            <text:list-item>
              <text:p text:style-name="P43">Third-party monitoring tools like Prometheus, Grafana, New Relic, or AppDynamics.</text:p>
            </text:list-item>
            <text:list-item>
              <text:p text:style-name="P30">Logging and analyzing application logs for performance bottlenecks.</text:p>
            </text:list-item>
          </text:list>
        </text:list-item>
      </text:list>
      <text:h text:style-name="Heading_20_3" text:outline-level="3">Conclusion</text:h>
      <text:p text:style-name="Text_20_body">Understanding Apache Tomcat's architecture, deployment strategies, security configurations, and performance tuning techniques is essential for effectively managing and troubleshooting applications running on Tomcat. These interview questions and answers cover a broad range of topics to help you prepare for a technical interview focusing on Tomcat.</text:p>
      <text:p text:style-name="Text_20_body"/>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0T11:54:26.486660412</meta:creation-date>
    <dc:date>2024-06-20T12:53:05.145421941</dc:date>
    <meta:editing-duration>PT48M28S</meta:editing-duration>
    <meta:editing-cycles>1</meta:editing-cycles>
    <meta:document-statistic meta:table-count="0" meta:image-count="0" meta:object-count="0" meta:page-count="5" meta:paragraph-count="121" meta:word-count="1687" meta:character-count="10405" meta:non-whitespace-character-count="8919"/>
    <meta:generator>LibreOffice/6.4.7.2$Linux_X86_64 LibreOffice_project/40$Build-2</meta:generator>
  </office:meta>
</office:document-meta>
</file>